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02cm" fo:min-width="4.48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2cm" fo:min-width="6.436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03cm" fo:min-width="3.845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92cm" fo:min-width="6.43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03cm" fo:min-width="4.4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81cm" svg:stroke-color="#3465a4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ea75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2cm" fo:min-width="4.53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2cm" fo:min-width="7.07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2cm" fo:min-width="7.071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81cm" svg:stroke-color="#ea7500" draw:marker-start-width="0.321cm" draw:marker-end="Arrowheads_20_11" draw:marker-end-width="0.4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svg:stroke-width="0.081cm" svg:stroke-color="#069a2e" draw:marker-start-width="0.321cm" draw:marker-end="Arrowheads_20_12" draw:marker-end-width="0.421cm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="solid" draw:fill-color="#ffffff"/>
      <style:paragraph-properties fo:line-height="150%" fo:text-align="start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margin-top="0.42cm" fo:margin-bottom="0.35cm" fo:line-height="150%" fo:text-align="start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#ffffff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0.953cm" svg:x="9.355cm" svg:y="5.962cm">
          <text:p text:style-name="P1"><text:span text:style-name="T1">Id - </text:span><text:span text:style-name="T2">Ser/Pri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4.445cm" svg:height="0.962cm" svg:x="9.255cm" svg:y="5.118cm">
          <draw:text-box>
            <text:p text:style-name="P3">student</text:p>
          </draw:text-box>
        </draw:frame>
        <draw:custom-shape draw:style-name="gr3" draw:text-style-name="P6" xml:id="id2" draw:id="id2" draw:layer="layout" svg:width="5.08cm" svg:height="0.952cm" svg:x="1.952cm" svg:y="10.525cm">
          <text:p text:style-name="P5">id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75cm" svg:height="0.962cm" svg:x="2.905cm" svg:y="16.23cm">
          <draw:text-box>
            <text:p>class<text:span text:style-name="T3">(es)</text:span></text:p>
          </draw:text-box>
        </draw:frame>
        <draw:custom-shape draw:style-name="gr5" draw:text-style-name="P8" draw:layer="layout" svg:width="6.986cm" svg:height="0.952cm" svg:x="10.206cm" svg:y="19.839cm">
          <text:p text:style-name="P7"><text:span text:style-name="T4">Id</text:span><text:span text:style-name="T1"> - </text:span><text:span text:style-name="T2">Ser/PriKe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85cm" svg:height="0.962cm" svg:x="10.206cm" svg:y="18.877cm">
          <draw:text-box>
            <text:p>homework_submission</text:p>
          </draw:text-box>
        </draw:frame>
        <draw:custom-shape draw:style-name="gr6" draw:text-style-name="P2" draw:layer="layout" svg:width="4.445cm" svg:height="0.953cm" svg:x="9.355cm" svg:y="6.915cm">
          <text:p text:style-name="P1"><text:span text:style-name="T1">first_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445cm" svg:height="0.953cm" svg:x="9.385cm" svg:y="7.875cm">
          <text:p text:style-name="P1"><text:span text:style-name="T1">last_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6.986cm" svg:height="0.952cm" svg:x="10.205cm" svg:y="21.744cm">
          <text:p text:style-name="P5">student_id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985cm" svg:height="0.992cm" svg:x="10.206cm" svg:y="20.791cm">
          <text:p text:style-name="P5">Mark<text:span text:style-name="T5"> <text:s/>(score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0.953cm" svg:x="1.952cm" svg:y="11.477cm">
          <text:p text:style-name="P5">tel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0.952cm" svg:x="1.952cm" svg:y="12.43cm">
          <text:p text:style-name="P5">address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s" draw:line-skew="-0.526cm 0.744cm" svg:x1="9.355cm" svg:y1="6.439cm" svg:x2="7.032cm" svg:y2="11.001cm" draw:start-shape="id1" draw:start-glue-point="5" draw:end-shape="id2" draw:end-glue-point="1" svg:d="M9355 6439h-1053v4562h-1270" svg:viewBox="0 0 2324 4563">
          <text:p/>
        </draw:connector>
        <draw:connector draw:style-name="gr11" draw:text-style-name="P9" draw:layer="layout" draw:type="lines" draw:line-skew="5.089cm 1.698cm" svg:x1="13.8cm" svg:y1="6.439cm" svg:x2="17.191cm" svg:y2="22.22cm" draw:start-shape="id1" draw:start-glue-point="7" draw:end-shape="id3" draw:end-glue-point="1" svg:d="M13800 6439h5615v15781h-2224" svg:viewBox="0 0 5616 15782">
          <text:p/>
        </draw:connector>
        <draw:custom-shape draw:style-name="gr12" draw:text-style-name="P8" xml:id="id5" draw:id="id5" draw:layer="layout" svg:width="5.08cm" svg:height="0.952cm" svg:x="1.952cm" svg:y="17.192cm">
          <text:p text:style-name="P7"><text:span text:style-name="T4">id</text:span><text:span text:style-name="T1"> - </text:span><text:span text:style-name="T2">Ser/Pri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08cm" svg:height="0.952cm" svg:x="1.952cm" svg:y="18.145cm">
          <text:p text:style-name="P5">titl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445cm" svg:height="0.962cm" svg:x="2.27cm" svg:y="9.563cm">
          <draw:text-box>
            <text:p>contact_detail</text:p>
          </draw:text-box>
        </draw:frame>
        <draw:frame draw:style-name="gr4" draw:text-style-name="P4" draw:layer="layout" svg:width="3.81cm" svg:height="0.962cm" svg:x="11.777cm" svg:y="11.505cm">
          <draw:text-box>
            <text:p>enrollment</text:p>
          </draw:text-box>
        </draw:frame>
        <draw:custom-shape draw:style-name="gr13" draw:text-style-name="P6" xml:id="id6" draw:id="id6" draw:layer="layout" svg:width="7.62cm" svg:height="0.952cm" svg:x="9.555cm" svg:y="13.42cm">
          <text:p text:style-name="P5">class_id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7.62cm" svg:height="0.952cm" svg:x="9.555cm" svg:y="14.373cm">
          <text:p text:style-name="P10"><text:span text:style-name="T6">PRIMARY KEY (student_id, class_id)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4" draw:id="id4" draw:layer="layout" svg:width="7.621cm" svg:height="0.952cm" svg:x="9.555cm" svg:y="12.467cm">
          <text:p text:style-name="P5">student_id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s" draw:line-skew="5.089cm 1.714cm" svg:x1="13.8cm" svg:y1="6.439cm" svg:x2="17.176cm" svg:y2="12.943cm" draw:start-shape="id1" draw:start-glue-point="7" draw:end-shape="id4" draw:end-glue-point="1" svg:d="M13800 6439h5615v6504h-2239" svg:viewBox="0 0 5616 6505">
          <text:p/>
        </draw:connector>
        <draw:connector draw:style-name="gr16" draw:text-style-name="P9" draw:layer="layout" draw:type="lines" draw:line-skew="0.427cm -1.062cm" svg:x1="7.032cm" svg:y1="17.668cm" svg:x2="9.555cm" svg:y2="13.896cm" draw:start-shape="id5" draw:start-glue-point="1" draw:end-shape="id6" draw:end-glue-point="3" svg:d="M7032 17668h953l-18-3772h1588" svg:viewBox="0 0 2524 3773">
          <text:p/>
        </draw:connector>
        <draw:frame draw:style-name="gr17" draw:text-style-name="P4" draw:layer="layout" svg:width="2.444cm" svg:height="0.962cm" svg:x="9.255cm" svg:y="2.578cm">
          <draw:text-box>
            <text:p>School</text:p>
          </draw:text-box>
        </draw:frame>
        <draw:frame draw:style-name="gr18" draw:text-style-name="P4" draw:layer="layout" svg:width="4.524cm" svg:height="0.962cm" svg:x="8.541cm" svg:y="1.317cm">
          <draw:text-box>
            <text:p>DB Flowch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10:16:33.397587300</meta:creation-date>
    <dc:date>2025-08-26T15:29:26.593704100</dc:date>
    <meta:editing-duration>PT33M36S</meta:editing-duration>
    <meta:editing-cycles>10</meta:editing-cycles>
    <meta:generator>LibreOffice/25.8.0.4$Windows_X86_64 LibreOffice_project/48f00303701489684e67c38c28aff00cd5929e67</meta:generator>
    <meta:document-statistic meta:object-count="25"/>
  </office:meta>
</office:document-meta>
</file>